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fo:keep-with-next="alway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elle1.B1" style:family="table-cell">
      <style:table-cell-properties fo:background-color="#eeeeee" fo:padding="0.097cm" fo:border="0.5pt solid #000000">
        <style:background-image/>
      </style:table-cell-propertie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75pt solid #000000" fo:border-right="none" fo:border-top="none" fo:border-bottom="0.7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style:min-row-height="0.15cm"/>
    </style:style>
    <style:style style:name="Tabelle1.A7" style:family="table-cell">
      <style:table-cell-properties fo:background-color="#ffffff" fo:padding="0.097cm" fo:border-left="0.5pt solid #000000" fo:border-right="none" fo:border-top="none" fo:border-bottom="0.5pt solid #000000">
        <style:background-image/>
      </style:table-cell-properties>
    </style:style>
    <style:style style:name="Tabelle1.B7" style:family="table-cell">
      <style:table-cell-properties fo:background-color="#ffffff" fo:padding="0.097cm" fo:border-left="0.5pt solid #000000" fo:border-right="0.5pt solid #000000" fo:border-top="none" fo:border-bottom="0.5pt solid #000000">
        <style:background-image/>
      </style:table-cell-properties>
    </style:style>
    <style:style style:name="Tabelle1.A8" style:family="table-cell">
      <style:table-cell-properties fo:background-color="#eeeeee" fo:padding="0.097cm" fo:border-left="0.5pt solid #000000" fo:border-right="none" fo:border-top="none" fo:border-bottom="0.5pt solid #000000">
        <style:background-image/>
      </style:table-cell-properties>
    </style:style>
    <style:style style:name="Tabelle1.B8" style:family="table-cell">
      <style:table-cell-properties fo:padding="0.097cm" fo:border-left="0.5pt solid #000000" fo:border-right="0.5pt solid #000000" fo:border-top="none" fo:border-bottom="0.5pt solid #000000"/>
    </style:style>
    <style:style style:name="Tabelle2" style:family="table">
      <style:table-properties style:width="17.044cm" fo:margin-left="-0.037cm" table:align="left" fo:keep-with-next="always"/>
    </style:style>
    <style:style style:name="Tabelle2.A" style:family="table-column">
      <style:table-column-properties style:column-width="3.198cm"/>
    </style:style>
    <style:style style:name="Tabelle2.B" style:family="table-column">
      <style:table-column-properties style:column-width="1.062cm"/>
    </style:style>
    <style:style style:name="Tabelle2.C" style:family="table-column">
      <style:table-column-properties style:column-width="2.09cm"/>
    </style:style>
    <style:style style:name="Tabelle2.D" style:family="table-column">
      <style:table-column-properties style:column-width="2.17cm"/>
    </style:style>
    <style:style style:name="Tabelle2.E" style:family="table-column">
      <style:table-column-properties style:column-width="1.358cm"/>
    </style:style>
    <style:style style:name="Tabelle2.F" style:family="table-column">
      <style:table-column-properties style:column-width="2.822cm"/>
    </style:style>
    <style:style style:name="Tabelle2.G" style:family="table-column">
      <style:table-column-properties style:column-width="0.079cm"/>
    </style:style>
    <style:style style:name="Tabelle2.H" style:family="table-column">
      <style:table-column-properties style:column-width="4.265cm"/>
    </style:style>
    <style:style style:name="Tabelle2.A1" style:family="table-cell">
      <style:table-cell-properties fo:background-color="#ffffff" fo:padding="0.097cm" fo:border="0.5pt solid #000000">
        <style:background-image/>
      </style:table-cell-properties>
    </style:style>
    <style:style style:name="Tabelle2.A2" style:family="table-cell">
      <style:table-cell-properties fo:background-color="#eeeeee" fo:padding="0.097cm" fo:border-left="0.5pt solid #000000" fo:border-right="none" fo:border-top="none" fo:border-bottom="0.5pt solid #000000">
        <style:background-image/>
      </style:table-cell-properties>
    </style:style>
    <style:style style:name="Tabelle2.G2" style:family="table-cell">
      <style:table-cell-properties fo:background-color="#eeeeee" fo:padding="0.097cm" fo:border-left="0.5pt solid #000000" fo:border-right="0.5pt solid #000000" fo:border-top="none" fo:border-bottom="0.5pt solid #000000">
        <style:background-image/>
      </style:table-cell-propertie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none" fo:border-top="none" fo:border-bottom="0.5pt solid #000000"/>
    </style:style>
    <style:style style:name="Tabelle2.D3" style:family="table-cell">
      <style:table-cell-properties fo:padding="0.097cm" fo:border-left="0.5pt solid #000000" fo:border-right="none" fo:border-top="none" fo:border-bottom="0.5pt solid #000000"/>
    </style:style>
    <style:style style:name="Tabelle2.F3" style:family="table-cell">
      <style:table-cell-properties fo:padding="0.097cm" fo:border-left="0.5pt solid #000000" fo:border-right="none" fo:border-top="none" fo:border-bottom="0.5pt solid #000000"/>
    </style:style>
    <style:style style:name="Tabelle2.G3" style:family="table-cell">
      <style:table-cell-properties fo:padding="0.097cm" fo:border-left="0.5pt solid #000000" fo:border-right="0.5pt solid #000000" fo:border-top="none" fo:border-bottom="0.5pt solid #000000"/>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none" fo:border-top="none" fo:border-bottom="0.5pt solid #000000"/>
    </style:style>
    <style:style style:name="Tabelle2.D4" style:family="table-cell">
      <style:table-cell-properties fo:padding="0.097cm" fo:border-left="0.5pt solid #000000" fo:border-right="none" fo:border-top="none" fo:border-bottom="0.5pt solid #000000"/>
    </style:style>
    <style:style style:name="Tabelle2.F4" style:family="table-cell">
      <style:table-cell-properties fo:padding="0.097cm" fo:border-left="0.5pt solid #000000" fo:border-right="none" fo:border-top="none" fo:border-bottom="0.5pt solid #000000"/>
    </style:style>
    <style:style style:name="Tabelle2.G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none" fo:border-top="none" fo:border-bottom="0.5pt solid #000000"/>
    </style:style>
    <style:style style:name="Tabelle2.D5" style:family="table-cell">
      <style:table-cell-properties fo:padding="0.097cm" fo:border-left="0.5pt solid #000000" fo:border-right="none" fo:border-top="none" fo:border-bottom="0.5pt solid #000000"/>
    </style:style>
    <style:style style:name="Tabelle2.F5" style:family="table-cell">
      <style:table-cell-properties fo:padding="0.097cm" fo:border-left="0.5pt solid #000000" fo:border-right="none" fo:border-top="none" fo:border-bottom="0.5pt solid #000000"/>
    </style:style>
    <style:style style:name="Tabelle2.G5" style:family="table-cell">
      <style:table-cell-properties fo:padding="0.097cm" fo:border-left="0.5pt solid #000000" fo:border-right="0.5pt solid #000000" fo:border-top="none" fo:border-bottom="0.5pt solid #000000"/>
    </style:style>
    <style:style style:name="Tabelle2.B6" style:family="table-cell">
      <style:table-cell-properties fo:background-color="#ffffff" fo:padding="0.097cm" fo:border-left="0.5pt solid #000000" fo:border-right="none" fo:border-top="none" fo:border-bottom="0.5pt solid #000000">
        <style:background-image/>
      </style:table-cell-properties>
    </style:style>
    <style:style style:name="Tabelle2.A7" style:family="table-cell">
      <style:table-cell-properties fo:background-color="#ffffff"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line-height="150%"/>
      <style:text-properties fo:font-size="18pt" officeooo:rsid="00190c7c" officeooo:paragraph-rsid="00190c7c" style:font-size-asian="18pt" style:font-size-complex="18pt"/>
    </style:style>
    <style:style style:name="P2" style:family="paragraph" style:parent-style-name="Standard">
      <style:text-properties fo:font-size="12pt" officeooo:rsid="00190c7c" officeooo:paragraph-rsid="00190c7c" style:font-size-asian="10.5pt" style:font-size-complex="12pt"/>
    </style:style>
    <style:style style:name="P3" style:family="paragraph" style:parent-style-name="Standard">
      <style:paragraph-properties fo:line-height="150%"/>
      <style:text-properties fo:font-size="12pt" officeooo:rsid="00190c7c" officeooo:paragraph-rsid="00190c7c" style:font-size-asian="10.5pt" style:font-size-complex="12pt"/>
    </style:style>
    <style:style style:name="P4" style:family="paragraph" style:parent-style-name="Standard">
      <style:paragraph-properties fo:line-height="150%" fo:text-align="justify" style:justify-single-word="false"/>
      <style:text-properties fo:font-size="12pt" officeooo:rsid="00190c7c" officeooo:paragraph-rsid="00190c7c" style:font-size-asian="10.5pt" style:font-size-complex="12pt"/>
    </style:style>
    <style:style style:name="P5" style:family="paragraph" style:parent-style-name="Standard">
      <style:text-properties fo:font-size="12pt" officeooo:rsid="001994c0" officeooo:paragraph-rsid="001994c0" style:font-size-asian="10.5pt" style:font-size-complex="12pt"/>
    </style:style>
    <style:style style:name="P6" style:family="paragraph" style:parent-style-name="Standard">
      <style:paragraph-properties fo:line-height="150%"/>
      <style:text-properties fo:font-size="12pt" officeooo:rsid="001994c0" officeooo:paragraph-rsid="001994c0" style:font-size-asian="10.5pt" style:font-size-complex="12pt"/>
    </style:style>
    <style:style style:name="P7" style:family="paragraph" style:parent-style-name="Standard">
      <style:paragraph-properties fo:line-height="150%"/>
      <style:text-properties fo:font-size="12pt" officeooo:rsid="001b654c" officeooo:paragraph-rsid="001b654c" style:font-size-asian="10.5pt" style:font-size-complex="12pt"/>
    </style:style>
    <style:style style:name="P8" style:family="paragraph" style:parent-style-name="Standard">
      <style:paragraph-properties fo:line-height="150%"/>
      <style:text-properties fo:font-size="12pt" officeooo:rsid="00190c7c" officeooo:paragraph-rsid="00190c7c" style:font-size-asian="12pt" style:font-size-complex="12pt"/>
    </style:style>
    <style:style style:name="P9" style:family="paragraph" style:parent-style-name="Standard">
      <style:paragraph-properties fo:line-height="150%"/>
      <style:text-properties fo:font-size="12pt" style:text-underline-style="none" fo:font-weight="normal" officeooo:rsid="00190c7c" officeooo:paragraph-rsid="00190c7c" style:font-size-asian="12pt" style:font-weight-asian="normal" style:font-size-complex="12pt" style:font-weight-complex="normal"/>
    </style:style>
    <style:style style:name="P10" style:family="paragraph" style:parent-style-name="Table">
      <style:text-properties fo:font-size="12pt" fo:font-style="normal" officeooo:rsid="001b654c" officeooo:paragraph-rsid="001b654c" style:font-size-asian="10.5pt" style:font-style-asian="normal" style:font-size-complex="12pt" style:font-style-complex="normal"/>
    </style:style>
    <style:style style:name="P11" style:family="paragraph" style:parent-style-name="Standard">
      <style:paragraph-properties fo:line-height="150%"/>
      <style:text-properties fo:font-size="13pt" officeooo:rsid="00190c7c" officeooo:paragraph-rsid="00190c7c" style:font-size-asian="13pt" style:font-size-complex="13pt"/>
    </style:style>
    <style:style style:name="P12" style:family="paragraph" style:parent-style-name="Standard">
      <style:text-properties fo:font-size="13pt" officeooo:rsid="001994c0" officeooo:paragraph-rsid="001994c0" style:font-size-asian="13pt" style:font-size-complex="13pt"/>
    </style:style>
    <style:style style:name="P13" style:family="paragraph" style:parent-style-name="Table">
      <style:paragraph-properties fo:margin-top="0.111cm" fo:margin-bottom="0.111cm" style:contextual-spacing="false" fo:line-height="100%"/>
      <style:text-properties fo:font-size="13pt" fo:font-style="normal" officeooo:rsid="0020f13c" officeooo:paragraph-rsid="0020f13c" style:font-size-asian="13pt" style:font-style-asian="normal" style:font-size-complex="13pt" style:font-style-complex="normal"/>
    </style:style>
    <style:style style:name="P14" style:family="paragraph" style:parent-style-name="Standard">
      <style:paragraph-properties fo:line-height="150%"/>
      <style:text-properties officeooo:rsid="001994c0" officeooo:paragraph-rsid="001994c0"/>
    </style:style>
    <style:style style:name="P15" style:family="paragraph" style:parent-style-name="Standard">
      <style:paragraph-properties fo:line-height="150%"/>
      <style:text-properties officeooo:rsid="001994c0" officeooo:paragraph-rsid="001b654c"/>
    </style:style>
    <style:style style:name="P16" style:family="paragraph" style:parent-style-name="Table_20_Contents">
      <style:paragraph-properties fo:text-align="center" style:justify-single-word="false"/>
      <style:text-properties officeooo:rsid="001994c0" officeooo:paragraph-rsid="001994c0"/>
    </style:style>
    <style:style style:name="P17" style:family="paragraph" style:parent-style-name="Table_20_Contents">
      <style:paragraph-properties fo:text-align="center" style:justify-single-word="false"/>
      <style:text-properties officeooo:rsid="001b654c" officeooo:paragraph-rsid="001b654c"/>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size="11pt" officeooo:rsid="001b654c" officeooo:paragraph-rsid="001b654c" style:font-size-asian="11pt" style:font-size-complex="11pt"/>
    </style:style>
    <style:style style:name="P20" style:family="paragraph" style:parent-style-name="Table_20_Contents">
      <style:paragraph-properties fo:text-align="center" style:justify-single-word="false"/>
      <style:text-properties fo:font-size="11pt" officeooo:rsid="001f2ff7" officeooo:paragraph-rsid="001f2ff7" style:font-size-asian="11pt" style:font-size-complex="11pt"/>
    </style:style>
    <style:style style:name="P21" style:family="paragraph" style:parent-style-name="Table">
      <style:text-properties fo:font-style="normal" officeooo:rsid="001b654c" officeooo:paragraph-rsid="001b654c" style:font-style-asian="normal" style:font-style-complex="normal"/>
    </style:style>
    <style:style style:name="P22" style:family="paragraph" style:parent-style-name="Table">
      <style:paragraph-properties fo:line-height="150%"/>
      <style:text-properties fo:font-style="normal" officeooo:rsid="001b654c" officeooo:paragraph-rsid="001b654c" style:font-style-asian="normal" style:font-style-complex="normal"/>
    </style:style>
    <style:style style:name="P23" style:family="paragraph" style:parent-style-name="Table">
      <style:paragraph-properties fo:margin-top="0.011cm" fo:margin-bottom="0.011cm" style:contextual-spacing="false" fo:line-height="150%"/>
      <style:text-properties fo:font-style="normal" officeooo:rsid="0020f13c" officeooo:paragraph-rsid="0020f13c" style:font-style-asian="normal" style:font-style-complex="normal"/>
    </style:style>
    <style:style style:name="P24" style:family="paragraph" style:parent-style-name="Table">
      <style:paragraph-properties fo:margin-top="0cm" fo:margin-bottom="0cm" style:contextual-spacing="false" fo:line-height="150%"/>
      <style:text-properties fo:font-style="normal" officeooo:rsid="0020f13c" officeooo:paragraph-rsid="0020f13c" style:font-style-asian="normal" style:font-style-complex="normal"/>
    </style:style>
    <style:style style:name="P25" style:family="paragraph" style:parent-style-name="Table">
      <style:paragraph-properties fo:margin-top="0.111cm" fo:margin-bottom="0.111cm" style:contextual-spacing="false" fo:line-height="100%"/>
      <style:text-properties fo:font-style="normal" officeooo:rsid="0020f13c" officeooo:paragraph-rsid="0020f13c" style:font-style-asian="normal" style:font-style-complex="normal"/>
    </style:style>
    <style:style style:name="P26" style:family="paragraph" style:parent-style-name="Table">
      <style:paragraph-properties fo:margin-top="0cm" fo:margin-bottom="0cm" style:contextual-spacing="false" fo:line-height="100%"/>
      <style:text-properties fo:font-style="normal" officeooo:rsid="0020f13c" officeooo:paragraph-rsid="0020f13c" style:font-style-asian="normal" style:font-style-complex="normal"/>
    </style:style>
    <style:style style:name="P27" style:family="paragraph" style:parent-style-name="Table">
      <style:paragraph-properties fo:margin-top="0.011cm" fo:margin-bottom="0.011cm" style:contextual-spacing="false" fo:line-height="150%"/>
      <style:text-properties fo:font-style="normal" officeooo:rsid="00225ac9" officeooo:paragraph-rsid="00225ac9" style:font-style-asian="normal" style:font-style-complex="normal"/>
    </style:style>
    <style:style style:name="P28" style:family="paragraph" style:parent-style-name="Table">
      <style:paragraph-properties fo:margin-top="0.011cm" fo:margin-bottom="0.011cm" style:contextual-spacing="false" fo:line-height="150%"/>
      <style:text-properties fo:font-style="normal" officeooo:rsid="0024f072" officeooo:paragraph-rsid="0024f072" style:font-style-asian="normal" style:font-style-complex="normal"/>
    </style:style>
    <style:style style:name="P29" style:family="paragraph" style:parent-style-name="Table">
      <style:paragraph-properties fo:margin-top="0.011cm" fo:margin-bottom="0.011cm" style:contextual-spacing="false" fo:line-height="150%"/>
      <style:text-properties fo:font-style="normal" officeooo:rsid="0024f072" officeooo:paragraph-rsid="00261bb8" style:font-style-asian="normal" style:font-style-complex="normal"/>
    </style:style>
    <style:style style:name="P30" style:family="paragraph" style:parent-style-name="Table">
      <style:paragraph-properties fo:margin-top="0.011cm" fo:margin-bottom="0.011cm" style:contextual-spacing="false" fo:line-height="150%"/>
      <style:text-properties fo:font-style="normal" officeooo:rsid="0024f072" officeooo:paragraph-rsid="002791ae" style:font-style-asian="normal" style:font-style-complex="normal"/>
    </style:style>
    <style:style style:name="P31" style:family="paragraph" style:parent-style-name="Table">
      <style:paragraph-properties fo:margin-top="0.011cm" fo:margin-bottom="0.011cm" style:contextual-spacing="false" fo:line-height="150%"/>
      <style:text-properties fo:font-style="normal" officeooo:rsid="00261bb8" officeooo:paragraph-rsid="00261bb8" style:font-style-asian="normal" style:font-style-complex="normal"/>
    </style:style>
    <style:style style:name="P32" style:family="paragraph" style:parent-style-name="Table">
      <style:paragraph-properties fo:margin-top="0.011cm" fo:margin-bottom="0.011cm" style:contextual-spacing="false" fo:line-height="150%"/>
      <style:text-properties fo:font-style="normal" officeooo:rsid="002791ae" officeooo:paragraph-rsid="002791ae" style:font-style-asian="normal" style:font-style-complex="normal"/>
    </style:style>
    <style:style style:name="P33" style:family="paragraph" style:parent-style-name="Table_20_Contents">
      <style:paragraph-properties fo:text-align="center" style:justify-single-word="false"/>
      <style:text-properties officeooo:rsid="001f2ff7" officeooo:paragraph-rsid="001f2ff7"/>
    </style:style>
    <style:style style:name="P34" style:family="paragraph" style:parent-style-name="Table_20_Contents">
      <style:paragraph-properties fo:text-align="center" style:justify-single-word="false"/>
      <style:text-properties officeooo:rsid="00217cee" officeooo:paragraph-rsid="00217cee"/>
    </style:style>
    <style:style style:name="P35" style:family="paragraph" style:parent-style-name="Standard">
      <style:paragraph-properties fo:line-height="150%"/>
      <style:text-properties officeooo:rsid="00217cee" officeooo:paragraph-rsid="00217cee"/>
    </style:style>
    <style:style style:name="P36" style:family="paragraph" style:parent-style-name="Table">
      <style:paragraph-properties fo:margin-top="0.011cm" fo:margin-bottom="0.011cm" style:contextual-spacing="false" fo:line-height="150%"/>
      <style:text-properties fo:color="#000000" loext:opacity="100%" fo:font-style="normal" officeooo:rsid="00261bb8" officeooo:paragraph-rsid="00261bb8" style:font-style-asian="normal" style:font-style-complex="normal"/>
    </style:style>
    <style:style style:name="P37" style:family="paragraph" style:parent-style-name="Table">
      <style:paragraph-properties fo:margin-top="0.011cm" fo:margin-bottom="0.011cm" style:contextual-spacing="false" fo:line-height="150%"/>
      <style:text-properties officeooo:paragraph-rsid="002791ae"/>
    </style:style>
    <style:style style:name="P38" style:family="paragraph" style:parent-style-name="Table">
      <style:paragraph-properties fo:margin-top="0.011cm" fo:margin-bottom="0.011cm" style:contextual-spacing="false" fo:line-height="150%"/>
      <style:text-properties fo:color="#000000" loext:opacity="100%" fo:font-style="normal" officeooo:rsid="002791ae" officeooo:paragraph-rsid="002791ae" style:font-style-asian="normal" style:font-style-complex="normal"/>
    </style:style>
    <style:style style:name="P39" style:family="paragraph" style:parent-style-name="Table">
      <style:paragraph-properties fo:margin-top="0.011cm" fo:margin-bottom="0.011cm" style:contextual-spacing="false" fo:line-height="150%"/>
      <style:text-properties fo:font-style="normal" officeooo:rsid="002791ae" officeooo:paragraph-rsid="002791ae" style:font-style-asian="normal" style:font-style-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officeooo:rsid="00261bb8" style:font-style-asian="normal" style:font-style-complex="normal"/>
    </style:style>
    <style:style style:name="T3" style:family="text">
      <style:text-properties fo:font-style="normal" officeooo:rsid="0024f072" style:font-style-asian="normal" style:font-style-complex="normal"/>
    </style:style>
    <style:style style:name="T4" style:family="text">
      <style:text-properties fo:font-weight="normal" style:font-weight-asian="normal" style:font-weight-complex="normal"/>
    </style:style>
    <style:style style:name="T5" style:family="text">
      <style:text-properties officeooo:rsid="001994c0"/>
    </style:style>
    <style:style style:name="T6" style:family="text">
      <style:text-properties fo:font-size="12pt" style:font-size-asian="10.5pt" style:font-size-complex="12pt"/>
    </style:style>
    <style:style style:name="T7" style:family="text">
      <style:text-properties fo:font-size="12pt" officeooo:rsid="001b654c" style:font-size-asian="10.5pt" style:font-size-complex="12pt"/>
    </style:style>
    <style:style style:name="T8" style:family="text">
      <style:text-properties fo:font-size="12pt" officeooo:rsid="001bc02a" style:font-size-asian="10.5pt" style:font-size-complex="12pt"/>
    </style:style>
    <style:style style:name="T9" style:family="text">
      <style:text-properties fo:font-size="12pt" officeooo:rsid="0020f13c" style:font-size-asian="10.5pt" style:font-size-complex="12pt"/>
    </style:style>
    <style:style style:name="T10" style:family="text">
      <style:text-properties fo:font-size="12pt" officeooo:rsid="001994c0" style:font-size-asian="10.5pt" style:font-size-complex="12pt"/>
    </style:style>
    <style:style style:name="T11" style:family="text">
      <style:text-properties fo:font-size="12pt" officeooo:rsid="00217cee" style:font-size-asian="10.5pt" style:font-size-complex="12pt"/>
    </style:style>
    <style:style style:name="T12" style:family="text">
      <style:text-properties officeooo:rsid="001f2ff7"/>
    </style:style>
    <style:style style:name="T13" style:family="text">
      <style:text-properties officeooo:rsid="0020ab1a"/>
    </style:style>
    <style:style style:name="T14" style:family="text">
      <style:text-properties officeooo:rsid="00217cee"/>
    </style:style>
    <style:style style:name="T15" style:family="text">
      <style:text-properties fo:font-style="italic" officeooo:rsid="00261bb8" style:font-style-asian="italic" style:font-style-complex="italic"/>
    </style:style>
    <style:style style:name="T16" style:family="text">
      <style:text-properties officeooo:rsid="00225ac9"/>
    </style:style>
    <style:style style:name="T17" style:family="text">
      <style:text-properties officeooo:rsid="0022cb00"/>
    </style:style>
    <style:style style:name="T18" style:family="text">
      <style:text-properties officeooo:rsid="00247ab0"/>
    </style:style>
    <style:style style:name="T19" style:family="text">
      <style:text-properties officeooo:rsid="0024f072"/>
    </style:style>
    <style:style style:name="T20" style:family="text">
      <style:text-properties fo:color="#472702" loext:opacity="100%" fo:font-style="italic" style:font-style-asian="italic" style:font-style-complex="italic"/>
    </style:style>
    <style:style style:name="T21" style:family="text">
      <style:text-properties fo:color="#472702" loext:opacity="100%" fo:font-style="italic" officeooo:rsid="0024f072" style:font-style-asian="italic" style:font-style-complex="italic"/>
    </style:style>
    <style:style style:name="T22" style:family="text">
      <style:text-properties fo:color="#000000" loext:opacity="100%"/>
    </style:style>
    <style:style style:name="T23" style:family="text">
      <style:text-properties fo:color="#000000" loext:opacity="100%" fo:font-style="italic" style:font-style-asian="italic" style:font-style-complex="italic"/>
    </style:style>
    <style:style style:name="T24" style:family="text">
      <style:text-properties fo:color="#000000" loext:opacity="100%" fo:font-style="italic" officeooo:rsid="00261bb8" style:font-style-asian="italic" style:font-style-complex="italic"/>
    </style:style>
    <style:style style:name="T25" style:family="text">
      <style:text-properties fo:color="#000000" loext:opacity="100%" fo:font-style="italic" officeooo:rsid="0024f072" style:font-style-asian="italic" style:font-style-complex="italic"/>
    </style:style>
    <style:style style:name="T26" style:family="text">
      <style:text-properties fo:color="#000000" loext:opacity="100%" fo:font-style="italic" officeooo:rsid="002791ae" style:font-style-asian="italic" style:font-style-complex="italic"/>
    </style:style>
    <style:style style:name="T27" style:family="text">
      <style:text-properties fo:color="#000000" loext:opacity="100%" officeooo:rsid="00261bb8"/>
    </style:style>
    <style:style style:name="T28" style:family="text">
      <style:text-properties fo:color="#000000" loext:opacity="100%" officeooo:rsid="002791ae"/>
    </style:style>
    <style:style style:name="T29" style:family="text">
      <style:text-properties fo:color="#000000" loext:opacity="100%" fo:font-style="normal" officeooo:rsid="0024f072" style:font-style-asian="normal" style:font-style-complex="normal"/>
    </style:style>
    <style:style style:name="T30" style:family="text">
      <style:text-properties fo:color="#000000" loext:opacity="100%" fo:font-style="normal" officeooo:rsid="00261bb8" style:font-style-asian="normal" style:font-style-complex="normal"/>
    </style:style>
    <style:style style:name="T31" style:family="text">
      <style:text-properties fo:color="#000000" loext:opacity="100%" fo:font-style="normal" officeooo:rsid="002791ae" style:font-style-asian="normal" style:font-style-complex="normal"/>
    </style:style>
    <style:style style:name="T32" style:family="text">
      <style:text-properties officeooo:rsid="00261bb8"/>
    </style:style>
    <style:style style:name="T33" style:family="text">
      <style:text-properties officeooo:rsid="002ac8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Einleitung</text:p>
      <text:p text:style-name="P3">Im Rahmen meiner Umschulung zum <text:span text:style-name="T4">Fachinformatiker/Anwendungsentwicklung</text:span> soll eine praktische Abschlussarbeit für die IHK-Fachprüfung zum Entwickler abgegeben werden.</text:p>
      <text:p text:style-name="P3">Diese umfasst ein betriebliches Softwareprojekt mit einem Umfang von ca. 70h, welches hier technisch dokumentiert wird und als Bestandteil der Endnote in das Zeugnis eingeht.</text:p>
      <text:p text:style-name="P4">Die Umschulung wurde im <text:span text:style-name="T1">IT-Bildungshaus</text:span> Bremen durchgeführt, <text:span text:style-name="T5">die Prüfung erfolgt als externen Prüfung in Kooperation mit der Firma HJG-Grossmann e.K..</text:span> </text:p>
      <text:p text:style-name="P1"/>
      <text:p text:style-name="P8">1.1 Projektbeschreibung</text:p>
      <text:p text:style-name="P3">Die Firma HJG-Grossmann e.k. mit Sitz in Hambergen bei Bremen, ist ein seit 25 Jahren <text:s/>familiengeführtes Unternehmen, welches sich auf die Produktion und den Vertrieb von Insekten- und Sonnenschutzelementen für private Haushalte spezialisiert hat. </text:p>
      <text:p text:style-name="P3">Derzeit <text:span text:style-name="T5">gehören</text:span> insgesamt drei Mitarbeiter <text:span text:style-name="T5">zum</text:span> Stammpersonal <text:span text:style-name="T5">der Firma</text:span>. Diese bestehen aus 2 Monteuren, die für die Montage der Kundenaufträge und den Service der Produkte zuständig sind und einer Bürokraft, welche sich um die verwaltenden Tätigkeiten des Unternehmens kümmert. </text:p>
      <text:p text:style-name="P3">Zu den Hauptaufgaben des Firmeninhabers gehört es die Kunden im Außendienst vor Ort über die Produkte zu beraten und ihnen Angebote zu unterbreiten. </text:p>
      <text:p text:style-name="P3"/>
      <text:p text:style-name="P3">Aufgrund eines erhöhten Aufkommens an <text:span text:style-name="T5">A</text:span>ufträgen die vom Kunden abgelehnt wurden, sieht sich der Firmeninhaber vor dem Problem stehen, dass er sehr häufig einen hohen Anteil seiner Arbeitszeit auch für die nicht in Auftrag gegebenen Beratungen aufwenden muss.</text:p>
      <text:p text:style-name="P3">Diese aufgewendeten Zeiten führen dazu, dass andere potentielle Kunden nicht angefahren werden können und das Unternehmen dadurch ein erhöhtes Kostenvolumen vorweist.</text:p>
      <text:p text:style-name="P3">Um die Lücke zwischen den aufgrund der anfallenden Kosten abgelehnten Angebote und den dazugehörigen Beratungen teilweise zu schließen, hat sich der Firmeninhaber dazu entschlossen eine Webanwendung in Form eines Produktkonfigurators in Auftrag zu geben. </text:p>
      <text:p text:style-name="P3"/>
      <text:p text:style-name="P9">1.2. Projektziel</text:p>
      <text:p text:style-name="P3">Ziel des Projektes ist es eine Webanwendung zu entwickeln, die es Interessenten ermöglicht, sich die nachgefragten Produkte im Vorfeld über den Produktkonfigurator zusammenzustellen und sich </text:p>
      <text:p text:style-name="P3">so eine Preisvorstellung holen zu können. </text:p>
      <text:p text:style-name="P3">Der Produktkonfigurator soll auf die schon bestehende Webseite des Unternehmens integriert werden und dort für den Kunden a<text:span text:style-name="T19">b</text:span>rufbar sein.</text:p>
      <text:p text:style-name="P8"/>
      <text:p text:style-name="P8"><text:soft-page-break/>1.4. Projektbegründung</text:p>
      <text:p text:style-name="P8">Dem Projekt liegt die Tatsache zugrunde, dass aufgrund erhöhter saisonal schwankender Anfragen die Kosten für die jeweiligen Beratungsgespräche und anderer zusätzlicher Aufwendungen gestiegen sind. Durch die Möglichkeit des Kunden sich mittels Konfigurator über die Preise zu informieren, sinkt die Wahrscheinlichkeit dass es zu einer Ablehnung kommt. <text:s text:c="2"/></text:p>
      <text:p text:style-name="P8">Es soll verhindert werden, dass Angebote aufgrund zu hoher Aufwendung seitens des Kunden abgelehnt werden.</text:p>
      <text:p text:style-name="P8"/>
      <text:p text:style-name="P11">1.5 <text:span text:style-name="T6">Projektabgrenzung</text:span></text:p>
      <text:p text:style-name="P3">Der Produktkonfigurator soll lediglich der Informationsgewinnung dienen und erstellt keine rechtlich-verbindlichen Angebote.</text:p>
      <text:p text:style-name="P3">Es wird kein Bezahlsystem integriert und es handelt sich nicht um einen Online-Shop.</text:p>
      <text:p text:style-name="P3">Die Eingaben die der Benutzer tätigt, ermöglichen es ihm lediglich eine preisliche Vorstellung seiner gewünschten Produkte zu erhalten. Für verbindliche Aufträge muss immer noch der Firmeninhaber in den Außendienst. <text:s text:c="5"/></text:p>
      <text:p text:style-name="P2"/>
      <text:p text:style-name="P2"/>
      <text:p text:style-name="P12">2. Projektorganisation</text:p>
      <text:p text:style-name="P5"/>
      <text:p text:style-name="P6">Das Projekt wird in aufeinander aufbauenden Projektphasen gegliedert, um die Umsetzung übersichtlich und strukturiert zu gestalten. <text:s/></text:p>
      <text:p text:style-name="P6">Die zeitliche Gliederung orientiert sich an den für das Projekt vorgegebenen 70h und beinhaltet die in der Tabelle 1 aufgelisteten Phasen. <text:s/></text:p>
      <text:p text:style-name="P6"/>
      <table:table table:name="Tabelle1" table:style-name="Tabelle1">
        <table:table-column table:style-name="Tabelle1.A"/>
        <table:table-column table:style-name="Tabelle1.B"/>
        <table:table-row>
          <table:table-cell table:style-name="Tabelle1.A1" office:value-type="string">
            <text:p text:style-name="P16">Projektphase</text:p>
          </table:table-cell>
          <table:table-cell table:style-name="Tabelle1.B1" office:value-type="string">
            <text:p text:style-name="P16">Stunden</text:p>
          </table:table-cell>
        </table:table-row>
        <table:table-row>
          <table:table-cell table:style-name="Tabelle1.A2" office:value-type="string">
            <text:p text:style-name="P16">Analyse</text:p>
          </table:table-cell>
          <table:table-cell table:style-name="Tabelle1.B2" office:value-type="string">
            <text:p text:style-name="P16">5</text:p>
          </table:table-cell>
        </table:table-row>
        <table:table-row>
          <table:table-cell table:style-name="Tabelle1.A2" office:value-type="string">
            <text:p text:style-name="P16">Entwurfsplanung</text:p>
          </table:table-cell>
          <table:table-cell table:style-name="Tabelle1.B2" office:value-type="string">
            <text:p text:style-name="P16">7</text:p>
          </table:table-cell>
        </table:table-row>
        <table:table-row>
          <table:table-cell table:style-name="Tabelle1.A2" office:value-type="string">
            <text:p text:style-name="P16">Realisierung</text:p>
          </table:table-cell>
          <table:table-cell table:style-name="Tabelle1.B2" office:value-type="string">
            <text:p text:style-name="P16">40</text:p>
          </table:table-cell>
        </table:table-row>
        <table:table-row>
          <table:table-cell table:style-name="Tabelle1.A2" office:value-type="string">
            <text:p text:style-name="P16">Tests / Qualitätssicherung</text:p>
          </table:table-cell>
          <table:table-cell table:style-name="Tabelle1.B2" office:value-type="string">
            <text:p text:style-name="P16">6</text:p>
          </table:table-cell>
        </table:table-row>
        <table:table-row>
          <table:table-cell table:style-name="Tabelle1.A6" office:value-type="string">
            <text:p text:style-name="P16">Projektdokumentation</text:p>
          </table:table-cell>
          <table:table-cell table:style-name="Tabelle1.B2" office:value-type="string">
            <text:p text:style-name="P16">12</text:p>
          </table:table-cell>
        </table:table-row>
        <table:table-row table:style-name="Tabelle1.7">
          <table:table-cell table:style-name="Tabelle1.A7" office:value-type="string">
            <text:p text:style-name="P16"/>
          </table:table-cell>
          <table:table-cell table:style-name="Tabelle1.B7" office:value-type="string">
            <text:p text:style-name="P16"/>
          </table:table-cell>
        </table:table-row>
        <table:table-row>
          <table:table-cell table:style-name="Tabelle1.A8" office:value-type="string">
            <text:p text:style-name="P16">Gesamt</text:p>
          </table:table-cell>
          <table:table-cell table:style-name="Tabelle1.B8" office:value-type="string">
            <text:p text:style-name="P16">70</text:p>
          </table:table-cell>
        </table:table-row>
      </table:table>
      <text:p text:style-name="Table">Tabelle <text:sequence text:ref-name="refTable0" text:name="Table" text:formula="ooow:Table+1" style:num-format="1">1</text:sequence>: zeitliche Gliederung der Projektphasen</text:p>
      <text:p text:style-name="P5"/>
      <text:p text:style-name="P5"/>
      <text:p text:style-name="P5"/>
      <text:p text:style-name="P5"/>
      <text:p text:style-name="P5"/>
      <text:p text:style-name="P5"><text:soft-page-break/>2.1 Vorgehensmodell</text:p>
      <text:p text:style-name="P5"/>
      <text:p text:style-name="P6">Um die einzelnen Schritte für die Planung und Umsetzung des Projektes herauszuarbeiten, werden anhand von User-Storys und deren Implementierung die Anforderungen an die Anwendung identifiziert. Diese können in unterschiedliche Kategorien gegliedert werden, welche dann in ein Kanban-Board als Ticket aufgenommen werden. Die Spalten des Boards werden in </text:p>
      <text:p text:style-name="P6">„To-Do´s“, „in Progress“ und „Done“ unterteilt. <text:span text:style-name="T14">Das Kanban Board wird in die zwei Kategorien „Frontend“ und „Backend“ unterteilt, um so eine übersichtliche Trennung der jeweiligen Tickets für die unterschiedlichen Anwendungsschichten zu gewährleisten.</text:span></text:p>
      <text:p text:style-name="P5"/>
      <text:p text:style-name="P5">/* Hier ein Snippet eines fiktiven Kanban-Boards */</text:p>
      <text:p text:style-name="P5"><text:s/></text:p>
      <text:p text:style-name="P5"/>
      <text:p text:style-name="P12">3. Analyse</text:p>
      <text:p text:style-name="P5"/>
      <text:p text:style-name="P6">3.1 Ist-Analyse</text:p>
      <text:p text:style-name="P6">Für die Umsetzung des Projektes mussten zuerst die Anforderungen an den Produkt-Konfigurator seitens der Firma HJG-Grossmann e.K. ermittelt werden. Die Eingaben die der User zur Bedienung des Konfigurators machen soll, müssen den aus dem laufenden Betrieb stammenden Produktspezifikationen entsprechen. Da das Hauptgeschäft des Unternehmens aus der Produktion von Fliegengitter<text:span text:style-name="T19">n</text:span> für Fenster und Türen und dem Vertrieb von Rollläden und Markisen besteht, mussten die verschiedenen Produkttypen und ihre voneinander unabhängigen Eigenschaften aufgenommen werden.</text:p>
      <text:p text:style-name="P14"><text:span text:style-name="T6">Aufgrund der vom Kunden in den Konfigurator eingegebenen Maße und Spezifikationen des Produkt</text:span><text:span text:style-name="T7">e</text:span><text:span text:style-name="T6">s, ermittelt der Konfigurator den Preis.</text:span></text:p>
      <text:p text:style-name="P6">Letztlich soll die Anwendung auf der schon bestehenden Webseite des Unternehmens abrufbar sein und damit auf dem Server des <text:span text:style-name="T19">H</text:span>osters lauffähig sein.</text:p>
      <text:p text:style-name="P6"/>
      <text:p text:style-name="P6">3.2 Soll-Konzept</text:p>
      <text:p text:style-name="P35"><text:span text:style-name="T6">Um die ermittelten Anwendungsfälle abzudecken und es dem User so zu ermöglichen die gewünschten Produkte zu spezifizieren, soll eine Single Page Application ( SPA ) programmiert werden, die Inhalte je nach ausgewählter Produktkategorie generisch abbildet. Für die Kommunikation zwischen dem User und dem Konfigurator wird eine clientseitige Eingabemaske </text:span><text:span text:style-name="T10">mit den jeweiligen Spezifikationen des zu konfigurierenden Produkt</text:span><text:span text:style-name="T8">e</text:span><text:span text:style-name="T10">s benötigt.</text:span><text:span text:style-name="T6"> </text:span></text:p>
      <text:p text:style-name="P15"><text:span text:style-name="T6">Diese soll die Möglichkeit bieten den jeweiligen Produkttypen auszuwählen und das Produkt zu erstellen. Sobald ein Produkt spezifiziert wurde, </text:span><text:span text:style-name="T11">wird der Preis ermittelt</text:span><text:span text:style-name="T6">. </text:span><text:span text:style-name="T11">Für die Preisfindung </text:span><text:span text:style-name="T7">benötigt es laufende Meter Preise </text:span><text:span text:style-name="T11">der</text:span><text:span text:style-name="T7"> Materialkosten aus der Produktion, sowie eine pauschale Gebühr für die Montage der Elemente.</text:span><text:span text:style-name="T9"> </text:span></text:p>
      <text:p text:style-name="P7"><text:soft-page-break/>3.3 Wirtschaftlichkeit</text:p>
      <text:p text:style-name="P7">Um den betriebswirtschaftlichen Nutzen der Anwendung zu ermitteln, werden die Auftragsausfälle und deren Aufwendungen aufsummiert und mit den Entwicklungskosten verglichen. </text:p>
      <text:p text:style-name="P7">Bei einer Anzahl von 50 Vor-Ort-Beratungen im Monat werden im Durchschnitt 10% als abgelehnte <text:s/>Aufträge verbucht. Für einen Beratungstermin werden 2,5 Stunden inkl. Anfahrt eingeplant. Bei einem Stundensatz des Firmeninhabers von <text:span text:style-name="T14">56</text:span>€ und einer Anfahrtspauschale von <text:span text:style-name="T14">2</text:span>0€ lässt sich folgende Kostenaufstellung durchführen. </text:p>
      <text:p text:style-name="P7"/>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row>
          <table:table-cell table:style-name="Tabelle2.A1" table:number-columns-spanned="8" office:value-type="string">
            <text:p text:style-name="P17">Kosten für Beratung <text:span text:style-name="T12">&amp; Entwicklung</text:span></text:p>
          </table:table-cell>
          <table:covered-table-cell/>
          <table:covered-table-cell/>
          <table:covered-table-cell/>
          <table:covered-table-cell/>
          <table:covered-table-cell/>
          <table:covered-table-cell/>
          <table:covered-table-cell/>
        </table:table-row>
        <table:table-row>
          <table:table-cell table:style-name="Tabelle2.A2" office:value-type="string">
            <text:p text:style-name="P17">Bezeichnung</text:p>
          </table:table-cell>
          <table:table-cell table:style-name="Tabelle2.A2" table:number-columns-spanned="2" office:value-type="string">
            <text:p text:style-name="P17">Dauer [ h ]</text:p>
          </table:table-cell>
          <table:covered-table-cell/>
          <table:table-cell table:style-name="Tabelle2.A2" table:number-columns-spanned="2" office:value-type="string">
            <text:p text:style-name="P17">Stundensatz [ € ]</text:p>
          </table:table-cell>
          <table:covered-table-cell/>
          <table:table-cell table:style-name="Tabelle2.A2" office:value-type="string">
            <text:p text:style-name="P17">Pauschale [ € ]</text:p>
          </table:table-cell>
          <table:table-cell table:style-name="Tabelle2.G2" table:number-columns-spanned="2" office:value-type="string">
            <text:p text:style-name="P17"><text:s/>Summe [ € ]</text:p>
          </table:table-cell>
          <table:covered-table-cell/>
        </table:table-row>
        <table:table-row>
          <table:table-cell table:style-name="Tabelle2.A3" office:value-type="string">
            <text:p text:style-name="P17">Firmeninhaber</text:p>
          </table:table-cell>
          <table:table-cell table:style-name="Tabelle2.B3" table:number-columns-spanned="2" office:value-type="string">
            <text:p text:style-name="P17">2,5</text:p>
          </table:table-cell>
          <table:covered-table-cell/>
          <table:table-cell table:style-name="Tabelle2.D3" table:number-columns-spanned="2" office:value-type="string">
            <text:p text:style-name="P34">56</text:p>
          </table:table-cell>
          <table:covered-table-cell/>
          <table:table-cell table:style-name="Tabelle2.F3" office:value-type="string">
            <text:p text:style-name="P17">-</text:p>
          </table:table-cell>
          <table:table-cell table:style-name="Tabelle2.G3" table:number-columns-spanned="2" office:value-type="string">
            <text:p text:style-name="P17">1<text:span text:style-name="T14">40</text:span></text:p>
          </table:table-cell>
          <table:covered-table-cell/>
        </table:table-row>
        <table:table-row>
          <table:table-cell table:style-name="Tabelle2.A3" office:value-type="string">
            <text:p text:style-name="P19"><text:s/>Anfahrtspauschale</text:p>
          </table:table-cell>
          <table:table-cell table:style-name="Tabelle2.B4" table:number-columns-spanned="2" office:value-type="string">
            <text:p text:style-name="P18">-</text:p>
          </table:table-cell>
          <table:covered-table-cell/>
          <table:table-cell table:style-name="Tabelle2.D4" table:number-columns-spanned="2" office:value-type="string">
            <text:p text:style-name="P17">-</text:p>
          </table:table-cell>
          <table:covered-table-cell/>
          <table:table-cell table:style-name="Tabelle2.F4" office:value-type="string">
            <text:p text:style-name="P17"><text:span text:style-name="T14">2</text:span>0</text:p>
          </table:table-cell>
          <table:table-cell table:style-name="Tabelle2.G4" table:number-columns-spanned="2" office:value-type="string">
            <text:p text:style-name="P17"><text:span text:style-name="T14">2</text:span>0</text:p>
          </table:table-cell>
          <table:covered-table-cell/>
        </table:table-row>
        <table:table-row>
          <table:table-cell table:style-name="Tabelle2.A3" office:value-type="string">
            <text:p text:style-name="P20">Entwicklung</text:p>
          </table:table-cell>
          <table:table-cell table:style-name="Tabelle2.B4" table:number-columns-spanned="2" office:value-type="string">
            <text:p text:style-name="P33">70</text:p>
          </table:table-cell>
          <table:covered-table-cell/>
          <table:table-cell table:style-name="Tabelle2.D4" table:number-columns-spanned="2" office:value-type="string">
            <text:p text:style-name="P33">-</text:p>
          </table:table-cell>
          <table:covered-table-cell/>
          <table:table-cell table:style-name="Tabelle2.F4" office:value-type="string">
            <text:p text:style-name="P17">-</text:p>
          </table:table-cell>
          <table:table-cell table:style-name="Tabelle2.G4" table:number-columns-spanned="2" office:value-type="string">
            <text:p text:style-name="P33">0</text:p>
          </table:table-cell>
          <table:covered-table-cell/>
        </table:table-row>
        <table:table-row>
          <table:table-cell table:style-name="Tabelle2.A2" office:value-type="string">
            <text:p text:style-name="P17">Gesamt</text:p>
          </table:table-cell>
          <table:table-cell table:style-name="Tabelle2.B6" table:number-columns-spanned="2" office:value-type="string">
            <text:p text:style-name="P18"/>
          </table:table-cell>
          <table:covered-table-cell/>
          <table:table-cell table:style-name="Tabelle2.B6" table:number-columns-spanned="2" office:value-type="string">
            <text:p text:style-name="P18"/>
          </table:table-cell>
          <table:covered-table-cell/>
          <table:table-cell table:style-name="Tabelle2.B6" office:value-type="string">
            <text:p text:style-name="P17"/>
          </table:table-cell>
          <table:table-cell table:style-name="Tabelle2.G2" table:number-columns-spanned="2" office:value-type="string">
            <text:p text:style-name="P17">1<text:span text:style-name="T14">6</text:span>0</text:p>
          </table:table-cell>
          <table:covered-table-cell/>
        </table:table-row>
        <table:table-row>
          <table:table-cell table:style-name="Tabelle2.A7" table:number-columns-spanned="8" office:value-type="string">
            <text:p text:style-name="P17">Kosten bei 10%-<text:span text:style-name="T14">iger</text:span> Ausfallquote / Monat</text:p>
          </table:table-cell>
          <table:covered-table-cell/>
          <table:covered-table-cell/>
          <table:covered-table-cell/>
          <table:covered-table-cell/>
          <table:covered-table-cell/>
          <table:covered-table-cell/>
          <table:covered-table-cell/>
        </table:table-row>
        <table:table-row>
          <table:table-cell table:style-name="Tabelle2.A2" table:number-columns-spanned="2" office:value-type="string">
            <text:p text:style-name="P17">Bezeichnung</text:p>
          </table:table-cell>
          <table:covered-table-cell/>
          <table:table-cell table:style-name="Tabelle2.A2" table:number-columns-spanned="2" office:value-type="string">
            <text:p text:style-name="P17">Anzahl</text:p>
          </table:table-cell>
          <table:covered-table-cell/>
          <table:table-cell table:style-name="Tabelle2.A2" table:number-columns-spanned="3" office:value-type="string">
            <text:p text:style-name="P17">Betrag [ € ]</text:p>
          </table:table-cell>
          <table:covered-table-cell/>
          <table:covered-table-cell/>
          <table:table-cell table:style-name="Tabelle2.G2" office:value-type="string">
            <text:p text:style-name="P17">Summe [ € ]</text:p>
          </table:table-cell>
        </table:table-row>
        <table:table-row>
          <table:table-cell table:style-name="Tabelle2.B6" table:number-columns-spanned="2" office:value-type="string">
            <text:p text:style-name="P17">Auftragsausfall</text:p>
          </table:table-cell>
          <table:covered-table-cell/>
          <table:table-cell table:style-name="Tabelle2.B6" table:number-columns-spanned="2" office:value-type="string">
            <text:p text:style-name="P17">5</text:p>
          </table:table-cell>
          <table:covered-table-cell/>
          <table:table-cell table:style-name="Tabelle2.B6" table:number-columns-spanned="3" office:value-type="string">
            <text:p text:style-name="P17">1<text:span text:style-name="T14">6</text:span>0</text:p>
          </table:table-cell>
          <table:covered-table-cell/>
          <table:covered-table-cell/>
          <table:table-cell table:style-name="Tabelle2.A7" office:value-type="string">
            <text:p text:style-name="P34">800</text:p>
          </table:table-cell>
        </table:table-row>
      </table:table>
      <text:p text:style-name="Table">Tabelle <text:sequence text:ref-name="refTable1" text:name="Table" text:formula="ooow:Table+1" style:num-format="1">2</text:sequence>: Kostenaufstellung </text:p>
      <text:p text:style-name="P22">Bei monatlichen Ausfallkosten in Höhe von <text:span text:style-name="T14">800</text:span>€ und Entwicklungskosten von 0€ ist die Anwendung <text:span text:style-name="T12">wirtschaftlich und hätte sich </text:span><text:span text:style-name="T13">nach der ersten Nutzung </text:span><text:span text:style-name="T12">amortisiert</text:span>.</text:p>
      <text:p text:style-name="P21"/>
      <text:p text:style-name="P13">4. Entwurfsphase</text:p>
      <text:p text:style-name="P26"/>
      <text:p text:style-name="P24">4.1 Auswahl der Technologien</text:p>
      <text:p text:style-name="P32">Da es sich bei der Anwendung um eine Single Page Applikation ( SPA ) handelt, fiel die Wahl der Frontendtechnologie auf React. Mit React ist es möglich einzelne Komponenten in die SPA zu rendern, um so verschiedenartige und an den Produkttyp angepassten Darstellungen der Benutzereingabemasken zu erhalten. Für die Typisierung der Produktspezifikationen eignet sich insbesondere TypeScript zur Programmierung der React Anwendung. Mit TypeScript können die unterschiedlichen Produktspezifizierungen vordefiniert werden und es wird eine generische Darstellung der Komponenten ermöglicht. Zudem ist TypeScript kompatibel mit JavaScript und stellt eine Vielzahl an Funktionalitäten zur Verfügung, die sich hervorragend für die Webentwicklung eignen und Browser-kompatibel sind. Für die Komponentendarstellung im Browser wird das auf den Microsoft eigenen GUI-Komponentenbibliothek basierendes FluentUI verwendet. Diese GUI-Component Library erleichtert die Programmierung und Anordnung der <text:soft-page-break/>einzelnen Elemente auf der Seite. Bei der Wahl der Backend-Technologie fiel die Entscheidung aufgrund der weniger aufwändigen Konfigurationsarbeiten auf Spring Boot. Dieses Backend-Framework bietet alle Funktionalitäten die es für die serverseitige Verarbeitung der aus dem Frontend stammenden Daten braucht, ohne zu überladene Konfigurationsarbeiten vorauszusetzen.</text:p>
      <text:p text:style-name="P32">Um Datenpersistenz zu gewährleisten wird das Dokumenten-basierte MongoDB als Alternative zu einer relationalen Datenbank in die Anwendung integriert. Dieser ObjektDocumentMapper ( ODM ) empfiehlt sich, da es mit ihm möglich <text:span text:style-name="T33">ist</text:span> über bspw. eine .JSON ( JavaScriptObjectNotation ) Datei direkt Einträge, bzw. Documents zu erzeugen, auf die im Nachhinein zugegriffen werden kann. <text:span text:style-name="T17">Zur</text:span><text:span text:style-name="T16"> Versionsverwaltung wird zusätzlich ein Git-Repository erstellt, welches mit der Entwicklungsumgebung verbunden ist und den aktuellen Code versioniert. Als Projektmanagementtool wird </text:span><text:span text:style-name="T18">die Kanban-</text:span><text:span text:style-name="T19">S</text:span><text:span text:style-name="T18">oftware </text:span><text:span text:style-name="T16">„Click-Up“ zum Verwalten der erstellten Tickets verwendet.</text:span></text:p>
      <text:p text:style-name="P32"/>
      <text:p text:style-name="P28">4.2 Entwurf des Frontends</text:p>
      <text:p text:style-name="P37"><text:span text:style-name="T2">Für das</text:span><text:span text:style-name="T3"> Frontend </text:span><text:span text:style-name="T2">wird </text:span><text:span text:style-name="T3">eine React Anwendung mit der für das React-Famework typischen </text:span></text:p>
      <text:p text:style-name="P37"><text:span text:style-name="T3">Ordnerstruktur inklusive </text:span><text:span text:style-name="T2">der </text:span><text:span text:style-name="T3">Konfiguration</text:span><text:span text:style-name="T2">sdateien</text:span><text:span text:style-name="T3"> für TypeScript, </text:span><text:span text:style-name="T2">sowie für </text:span><text:span text:style-name="T3">die Installation der </text:span><text:span text:style-name="T21">node_modules</text:span><text:span text:style-name="T3"> </text:span><text:span text:style-name="T2">angelegt</text:span><text:span text:style-name="T3">. </text:span><text:span text:style-name="T29">Der Quellcode mit den Anwendungsdateien </text:span><text:span text:style-name="T30">in </text:span><text:span text:style-name="T24">/src/</text:span><text:span text:style-name="T29"> </text:span><text:span text:style-name="T30">wird </text:span><text:span text:style-name="T29">in </text:span><text:span text:style-name="T30">die Unterordner </text:span><text:span text:style-name="T25">components</text:span><text:span text:style-name="T29">, </text:span><text:span text:style-name="T25">page</text:span><text:span text:style-name="T24">s</text:span><text:span text:style-name="T25"> </text:span><text:span text:style-name="T30">und</text:span><text:span text:style-name="T24"> </text:span><text:span text:style-name="T29">types </text:span><text:span text:style-name="T30">gegliedert. Innerhalb von components befinden sich die funktionalen Komponenten der Eingabemaske d</text:span><text:span text:style-name="T31">ie</text:span><text:span text:style-name="T30"> </text:span><text:span text:style-name="T31">vom </text:span><text:span text:style-name="T30">Konfigurator </text:span><text:span text:style-name="T31">dargestellt werden können. Die Typisierung der Produktspezifikationen findet in einer configuration.d.ts Datei im Unterordner types statt. Hier werden Schnittstellen für die Evaluierung der Komponentenproperties zur Verfügung gestellt. Im Unterordner </text:span><text:span text:style-name="T26">pages </text:span><text:span text:style-name="T31">befindet sich eine Configuator.tsx, sowie eine useConfiguration.ts. welche die Schnittstellen verwendet, um die eingehenden Spezifikationen aufzunehmen, diese zu evaluieren und die gewünschte Benutzeroberfläche zur Spezifikation des Produktes generiert.</text:span></text:p>
      <text:p text:style-name="P38"/>
      <text:p text:style-name="P38"/>
      <text:p text:style-name="P37"><text:span text:style-name="T2">Da es sich um eine Single Page Application handeln soll, welche den Produktkonfigurator je nach gewünschtem Produkttyp unterschiedlich darstellt, wird bei der Entwicklung ein generischer Ansatz verfolgt. </text:span><text:span text:style-name="T3">Der Quellcode mit den Anwendungsdateien </text:span><text:span text:style-name="T2">in </text:span><text:span text:style-name="T15">/src/</text:span><text:span text:style-name="T3"> </text:span><text:span text:style-name="T2">wird </text:span><text:span text:style-name="T3">in </text:span><text:span text:style-name="T2">die Unterordner </text:span><text:span text:style-name="T25">components</text:span><text:span text:style-name="T29">, </text:span><text:span text:style-name="T25">page</text:span><text:span text:style-name="T24">s</text:span><text:span text:style-name="T25"> </text:span><text:span text:style-name="T30">und</text:span><text:span text:style-name="T24"> </text:span><text:span text:style-name="T29">types </text:span><text:span text:style-name="T30">gegliedert. Innerhalb von components befinden sich die funktionalen Komponenten der Eingabemaske d</text:span><text:span text:style-name="T31">ie</text:span><text:span text:style-name="T30"> </text:span><text:span text:style-name="T31">vom </text:span><text:span text:style-name="T30">Konfigurator </text:span><text:span text:style-name="T31">dargestellt werden sollen. Die Typisierung der Produktspezifikationen findet in einer configuration.d.ts Datei im Unterordner types statt. Hier werden Schnittstellen für die Evaluierung der Komponenten zur Verfügung gestellt, welche je nach Produkttyp innerhalb der Configurator.tsx zur generischen Darstellung der Benutzeroberfläche <text:s text:c="3"/></text:span></text:p>
      <text:p text:style-name="P30"/>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pan text:style-name="T32">Für das</text:span> Frontend <text:span text:style-name="T32">wird </text:span>eine React Anwendung mit der für das React-Famework typischen Ordnerstruktur inklusive <text:span text:style-name="T32">der </text:span>Konfiguration<text:span text:style-name="T32">sdateien</text:span> für TypeScript, <text:span text:style-name="T32">sowie für </text:span>die Installation der <text:span text:style-name="T20">node_modules</text:span> <text:span text:style-name="T32">angelegt</text:span>. <text:span text:style-name="T32">Da es sich um eine Single Page Application handeln soll, welche den Produktkonfigurator je nach gewünschtem Produkttyp unterschiedlich darstellt, wird bei der Entwicklung ein generischer Ansatz verfolgt.</text:span></text:p>
      <text:p text:style-name="P29">Der Quellcode mit den Anwendungsdateien <text:span text:style-name="T32">in </text:span><text:span text:style-name="T15">/src/</text:span> <text:span text:style-name="T32">wird </text:span>in <text:span text:style-name="T32">die Unterordner </text:span><text:span text:style-name="T23">components</text:span><text:span text:style-name="T22">, </text:span><text:span text:style-name="T23">page</text:span><text:span text:style-name="T24">s</text:span><text:span text:style-name="T23"> </text:span><text:span text:style-name="T27">und</text:span><text:span text:style-name="T24"> </text:span><text:span text:style-name="T22">types </text:span><text:span text:style-name="T27">gegliedert. Innerhalb von components befinden sich die funktionalen Komponenten der Eingabemaske d</text:span><text:span text:style-name="T28">ie</text:span><text:span text:style-name="T27"> </text:span><text:span text:style-name="T28">vom </text:span><text:span text:style-name="T27">Konfigurator </text:span><text:span text:style-name="T28">dargestellt werden sollen und </text:span><text:span text:style-name="T27">. Der Ordner types beinhaltet Schnittstellen, die die Eigenschaften der Objekt-Properties festlegen und für die generische Darstellung des Konfigurators und seiner Komponenten nötig ist. </text:span></text:p>
      <text:p text:style-name="P36"/>
      <text:p text:style-name="P36"/>
      <text:p text:style-name="P29"><text:span text:style-name="T27">Im Ordner types soll eine Konfigurationsdatei die unterschiedlichen Konfigurationstypen und deren Eigenschaften festlegen, während im </text:span><text:span text:style-name="T24">page</text:span><text:span text:style-name="T27"> Ordner die jeweilige Darstellung des Konfigurators und seiner evaluierten Eingabeoptionen generiert wird. </text:span></text:p>
      <text:p text:style-name="P29"/>
      <text:p text:style-name="P29"><text:soft-page-break/><text:span text:style-name="T32">Dazu benötigt es innerhalb des </text:span><text:span text:style-name="T15">/src/ </text:span><text:span text:style-name="T32">die funktionalen Komponenten, welche in die Seite des Konfigurators gerendert werden. Diese befinden sich in dem Unterordner </text:span><text:span text:style-name="T15">components</text:span></text:p>
      <text:p text:style-name="P29"/>
      <text:p text:style-name="P31">Um innerhalb der Anwendung die Spezifikation für die Darstellung des Konfigurators clientseitig festzulegen und das Frontend so generisch zu gestalten, werden die möglichen Benutzereingabefelder ff. types <text:s/>genannt, in einer</text:p>
      <text:p text:style-name="P29"/>
      <text:p text:style-name="P29"/>
      <text:p text:style-name="P29">Der Quellcode mit den Anwendungsdateien <text:span text:style-name="T32">in </text:span><text:span text:style-name="T15">/src/</text:span> wird gegliedert in <text:span text:style-name="T32">die Ordner</text:span> <text:span text:style-name="T23">components</text:span><text:span text:style-name="T22">, </text:span><text:span text:style-name="T23">page </text:span><text:span text:style-name="T27">und</text:span><text:span text:style-name="T24"> </text:span><text:span text:style-name="T22">types.</text:span> Innerhalb des components-Ordner<text:span text:style-name="T32">s</text:span> befinden sich die im späteren von der Anwendung <text:span text:style-name="T32">verwendeten</text:span> React-TypeScript Funktionen, <text:span text:style-name="T32">welche die Komponenten der Eingabemaske generieren sollen. In</text:span><text:span text:style-name="T15"> page</text:span><text:span text:style-name="T32"> ist die <text:s text:c="4"/></text:span><text:s/></text:p>
      <text:p text:style-name="P28"/>
      <text:p text:style-name="P28"/>
      <text:p text:style-name="P28"/>
      <text:p text:style-name="P23"><text:s/></text:p>
      <text:p text:style-name="P25"/>
      <text:p text:style-name="P21"/>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8T12:27:38.522000000</meta:creation-date>
    <dc:date>2022-11-07T19:48:12.633000000</dc:date>
    <meta:editing-duration>P1DT5H4M10S</meta:editing-duration>
    <meta:editing-cycles>18</meta:editing-cycles>
    <meta:generator>LibreOffice/7.4.1.2$Windows_X86_64 LibreOffice_project/3c58a8f3a960df8bc8fd77b461821e42c061c5f0</meta:generator>
    <meta:document-statistic meta:table-count="2" meta:image-count="0" meta:object-count="0" meta:page-count="7" meta:paragraph-count="105" meta:word-count="1647" meta:character-count="12493" meta:non-whitespace-character-count="10903"/>
  </office:meta>
</office:document-meta>
</file>